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2" style:family="graphic" style:parent-style-name="standard">
      <style:graphic-properties svg:stroke-color="#c9211e" draw:fill-color="#c9211e" draw:textarea-horizontal-align="justify" draw:textarea-vertical-align="middle" draw:auto-grow-height="false" fo:min-height="0.034cm" fo:min-width="0cm"/>
    </style:style>
    <style:style style:name="gr3" style:family="graphic" style:parent-style-name="standard">
      <style:graphic-properties svg:stroke-color="#1ec952" draw:fill-color="#1ec952" draw:textarea-horizontal-align="justify" draw:textarea-vertical-align="middle" draw:auto-grow-height="false" fo:min-height="0.034cm" fo:min-width="0cm"/>
    </style:style>
    <style:style style:name="gr4" style:family="graphic" style:parent-style-name="standard">
      <style:graphic-properties svg:stroke-color="#efe35f" draw:fill-color="#efe35f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svg:stroke-color="#c52fe6" draw:fill-color="#c52fe6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svg:stroke-color="#2303a5" draw:fill-color="#2303a5"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5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08cm" fo:min-width="2.213cm"/>
    </style:style>
    <style:style style:name="co1" style:family="table-column">
      <style:table-column-properties style:column-width="1.886cm" style:use-optimal-column-width="false"/>
    </style:style>
    <style:style style:name="co2" style:family="table-column">
      <style:table-column-properties style:column-width="1.887cm" style:use-optimal-column-width="false"/>
    </style:style>
    <style:style style:name="ro1" style:family="table-row">
      <style:table-row-properties style:row-height="1.189cm" style:use-optimal-row-height="false"/>
    </style:style>
    <style:style style:name="ro2" style:family="table-row">
      <style:table-row-properties style:row-height="1.191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c9211e"/>
      <style:paragraph-properties fo:text-align="center"/>
    </style:style>
    <style:style style:name="P3" style:family="paragraph">
      <loext:graphic-properties draw:fill-color="#1ec952"/>
      <style:paragraph-properties fo:text-align="center"/>
    </style:style>
    <style:style style:name="P4" style:family="paragraph">
      <loext:graphic-properties draw:fill-color="#efe35f"/>
      <style:paragraph-properties fo:text-align="center"/>
    </style:style>
    <style:style style:name="P5" style:family="paragraph">
      <loext:graphic-properties draw:fill-color="#c52fe6"/>
      <style:paragraph-properties fo:text-align="center"/>
    </style:style>
    <style:style style:name="P6" style:family="paragraph">
      <loext:graphic-properties draw:fill-color="#2303a5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1.6cm" svg:height="1.6cm" svg:x="4.8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5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5.1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5cm" svg:y="7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5.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cm" svg:height="0.4cm" svg:x="5.8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9.43cm" svg:height="5.946cm" svg:x="13.991cm" svg:y="5.177cm">
          <table:table table:template-name="bl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0.2</text:p>
              </table:table-cell>
              <table:table-cell>
                <text:p text:style-name="P1">0.2</text:p>
              </table:table-cell>
              <table:table-cell>
                <text:p text:style-name="P1">0.2</text:p>
              </table:table-cell>
              <table:table-cell>
                <text:p text:style-name="P1">0.2</text:p>
              </table:table-cell>
              <table:table-cell>
                <text:p text:style-name="P1">0.2</text:p>
              </table:table-cell>
            </table:table-row>
            <table:table-row table:style-name="ro1" table:default-cell-style-name="ce1">
              <table:table-cell>
                <text:p text:style-name="P1">0.2</text:p>
              </table:table-cell>
              <table:table-cell>
                <text:p text:style-name="P1">0.2</text:p>
              </table:table-cell>
              <table:table-cell>
                <text:p text:style-name="P1">0.2</text:p>
              </table:table-cell>
              <table:table-cell>
                <text:p text:style-name="P1">0.2</text:p>
              </table:table-cell>
              <table:table-cell>
                <text:p text:style-name="P1">0.2</text:p>
              </table:table-cell>
            </table:table-row>
            <table:table-row table:style-name="ro1" table:default-cell-style-name="ce1">
              <table:table-cell>
                <text:p text:style-name="P1">0.2</text:p>
              </table:table-cell>
              <table:table-cell>
                <text:p text:style-name="P1">0.2</text:p>
              </table:table-cell>
              <table:table-cell>
                <text:p text:style-name="P1">0.2</text:p>
              </table:table-cell>
              <table:table-cell>
                <text:p text:style-name="P1">0.2</text:p>
              </table:table-cell>
              <table:table-cell>
                <text:p text:style-name="P1">0.2</text:p>
              </table:table-cell>
            </table:table-row>
            <table:table-row table:style-name="ro1" table:default-cell-style-name="ce1">
              <table:table-cell>
                <text:p text:style-name="P1">0.2</text:p>
              </table:table-cell>
              <table:table-cell>
                <text:p text:style-name="P1">0.2</text:p>
              </table:table-cell>
              <table:table-cell>
                <text:p text:style-name="P1">0.2</text:p>
              </table:table-cell>
              <table:table-cell>
                <text:p text:style-name="P1">0.2</text:p>
              </table:table-cell>
              <table:table-cell>
                <text:p text:style-name="P1">0.2</text:p>
              </table:table-cell>
            </table:table-row>
            <table:table-row table:style-name="ro2" table:default-cell-style-name="ce1">
              <table:table-cell>
                <text:p text:style-name="P1">0.2</text:p>
              </table:table-cell>
              <table:table-cell>
                <text:p text:style-name="P1">0.2</text:p>
              </table:table-cell>
              <table:table-cell>
                <text:p text:style-name="P1">0.2</text:p>
              </table:table-cell>
              <table:table-cell>
                <text:p text:style-name="P1">0.2</text:p>
              </table:table-cell>
              <table:table-cell>
                <text:p text:style-name="P1">0.2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6" draw:text-style-name="P6" draw:layer="layout" svg:width="0.4cm" svg:height="0.4cm" svg:x="13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cm" svg:height="0.4cm" svg:x="14.7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13.2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20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3.2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3.2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13.2cm" svg:y="10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2.3cm" svg:y="4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8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6.5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8.3cm" svg:height="1.673cm" svg:x="1.8cm" svg:y="11.9cm">
          <draw:text-box>
            <text:p text:style-name="P1"><text:span text:style-name="T1">Mean (‘one-leaf tree’)</text:span></text:p>
          </draw:text-box>
        </draw:frame>
        <draw:frame draw:style-name="gr8" draw:text-style-name="P8" draw:layer="layout" svg:width="8cm" svg:height="1.825cm" svg:x="14.9cm" svg:y="12cm">
          <draw:text-box>
            <text:p text:style-name="P1"><text:span text:style-name="T1">First tree weight matrix</text:span><text:span text:style-name="T1"><text:line-break/></text:span><text:span text:style-name="T1">(P</text:span><text:span text:style-name="T2">0</text:span><text:span text:style-name="T1">)</text:span></text:p>
          </draw:text-box>
        </draw:frame>
        <draw:custom-shape draw:style-name="gr9" draw:text-style-name="P1" draw:layer="layout" svg:width="3.1cm" svg:height="1.515cm" svg:x="9.5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7T22:29:40.383626148</meta:creation-date>
    <meta:generator>LibreOffice/6.4.7.2$Linux_X86_64 LibreOffice_project/40$Build-2</meta:generator>
    <dc:date>2023-06-27T23:17:50.647088364</dc:date>
    <meta:editing-duration>PT12M47S</meta:editing-duration>
    <meta:editing-cycles>2</meta:editing-cycles>
    <meta:document-statistic meta:object-count="20"/>
  </office:meta>
</office:document-meta>
</file>